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597cm" style:rel-column-width="2606*"/>
    </style:style>
    <style:style style:name="Таблица1.B" style:family="table-column">
      <style:table-column-properties style:column-width="2.203cm" style:rel-column-width="1249*"/>
    </style:style>
    <style:style style:name="Таблица1.C" style:family="table-column">
      <style:table-column-properties style:column-width="3.399cm" style:rel-column-width="1927*"/>
    </style:style>
    <style:style style:name="Таблица1.D" style:family="table-column">
      <style:table-column-properties style:column-width="3.401cm" style:rel-column-width="192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3" style:family="paragraph" style:parent-style-name="Standard_20__28_user_29_"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text-properties style:font-name="Times New Roman" fo:font-size="14pt" officeooo:paragraph-rsid="0005f5f7" style:font-size-asian="14pt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5f5f7" style:font-size-asian="14pt" style:font-name-complex="Times New Roman1" style:font-size-complex="14pt"/>
    </style:style>
    <style:style style:name="P9" style:family="paragraph" style:parent-style-name="Standard_20__28_user_29_">
      <style:text-properties style:font-name="Times New Roman" fo:font-size="14pt" officeooo:paragraph-rsid="0006f199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style="italic" fo:font-weight="bold" officeooo:rsid="00253748" officeooo:paragraph-rsid="00253748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12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13" style:family="paragraph" style:parent-style-name="Standard_20__28_user_29_">
      <style:text-properties style:font-name="Times New Roman" fo:font-size="10pt" officeooo:rsid="0029d2b4" officeooo:paragraph-rsid="0029d2b4" style:font-size-asian="10pt" style:font-name-complex="Times New Roman1" style:font-size-complex="10pt"/>
    </style:style>
    <style:style style:name="P1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ac304" officeooo:paragraph-rsid="002ac304" style:font-weight-asian="normal" style:font-name-complex="Times New Roman1" style:font-size-complex="11pt" style:font-weight-complex="normal"/>
    </style:style>
    <style:style style:name="P15" style:family="paragraph" style:parent-style-name="Standard_20__28_user_29_">
      <style:paragraph-properties fo:line-height="150%" fo:text-align="start" style:justify-single-word="false"/>
      <style:text-properties style:font-name="Times New Roman" fo:font-size="11pt" fo:font-weight="normal" officeooo:rsid="002c9b5c" officeooo:paragraph-rsid="002c9b5c" style:font-size-asian="9.60000038146973pt" style:font-weight-asian="normal" style:font-name-complex="Times New Roman1" style:font-size-complex="11pt" style:font-weight-complex="normal"/>
    </style:style>
    <style:style style:name="P1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6f199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21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22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2ac304"/>
    </style:style>
    <style:style style:name="P23" style:family="paragraph" style:parent-style-name="List_20_Paragraph" style:list-style-name="WWNum21">
      <style:text-properties style:font-name="Times New Roman" fo:font-size="14pt" officeooo:paragraph-rsid="0005f5f7" style:font-size-asian="14pt" style:font-name-complex="Times New Roman1" style:font-size-complex="14pt"/>
    </style:style>
    <style:style style:name="P24" style:family="paragraph" style:parent-style-name="List_20_Paragraph" style:list-style-name="WWNum14a">
      <style:text-properties style:font-name="Times New Roman" fo:font-size="14pt" officeooo:paragraph-rsid="0005f5f7" style:font-size-asian="14pt" style:font-name-complex="Times New Roman1" style:font-size-complex="14pt"/>
    </style:style>
    <style:style style:name="P2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5f5f7" style:font-size-asian="14pt" style:font-name-complex="Times New Roman1" style:font-size-complex="14pt"/>
    </style:style>
    <style:style style:name="P26" style:family="paragraph" style:parent-style-name="Standard_20__28_user_29_" style:list-style-name="">
      <style:paragraph-properties fo:margin-top="0.453cm" fo:margin-bottom="0.101cm" style:contextual-spacing="false" fo:line-height="104%" fo:keep-together="always" fo:keep-with-next="always"/>
      <style:text-properties style:font-name="Times New Roman" fo:font-size="14pt" fo:font-weight="bold" officeooo:paragraph-rsid="002ac304" style:letter-kerning="true" style:font-name-asian="SimSun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_20__28_user_29_"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_20__28_user_29_">
      <style:text-properties style:font-name="Times New Roman" fo:font-size="14pt" fo:font-weight="bold" officeooo:rsid="0029d2b4" officeooo:paragraph-rsid="0029d2b4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30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style:font-name="Times New Roman" officeooo:paragraph-rsid="002ac304" style:letter-kerning="true"/>
    </style:style>
    <style:style style:name="P31" style:family="paragraph" style:parent-style-name="Standard_20__28_user_29_" style:list-style-name="L1">
      <style:paragraph-properties fo:margin-top="0.152cm" fo:margin-bottom="0.081cm" style:contextual-spacing="false" fo:line-height="100%"/>
      <style:text-properties style:font-name="Times New Roman" officeooo:paragraph-rsid="002ac304" style:letter-kerning="true" style:font-name-asian="SimSun" style:font-name-complex="Times New Roman1" style:font-size-complex="11pt"/>
    </style:style>
    <style:style style:name="P32" style:family="paragraph" style:parent-style-name="Standard_20__28_user_29_" style:list-style-name="">
      <style:paragraph-properties fo:margin-top="0.453cm" fo:margin-bottom="0.101cm" style:contextual-spacing="false" fo:line-height="104%"/>
      <style:text-properties style:font-name="Times New Roman" officeooo:paragraph-rsid="002ac304" style:font-name-complex="Times New Roman1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6b8d9" officeooo:paragraph-rsid="0026b8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35" style:family="paragraph" style:parent-style-name="Standard_20__28_user_29_">
      <style:text-properties style:font-name="Times New Roman" fo:font-size="10pt" officeooo:rsid="0029d2b4" officeooo:paragraph-rsid="0005f5f7" style:font-size-asian="10pt" style:font-name-complex="Times New Roman1" style:font-size-complex="10pt"/>
    </style:style>
    <style:style style:name="P36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fo:color="#000000" loext:opacity="100%"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Times New Roman1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rsid="002dff36" officeooo:paragraph-rsid="002dff36" style:font-size-asian="10pt" style:font-name-complex="Times New Roman1" style:font-size-complex="10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329ac" style:font-size-asian="14pt" style:font-weight-asian="bold" style:font-name-complex="Times New Roman1" style:font-size-complex="14pt"/>
    </style:style>
    <style:style style:name="T3" style:family="text">
      <style:text-properties style:font-name="Times New Roman" officeooo:rsid="00143dfa" style:font-name-complex="Times New Roman1" style:font-size-complex="11pt" style:font-weight-complex="bold"/>
    </style:style>
    <style:style style:name="T4" style:family="text">
      <style:text-properties style:font-name="Times New Roman" officeooo:rsid="002ac304" style:font-name-complex="Times New Roman1" style:font-size-complex="11pt" style:font-weight-complex="bold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06f199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2329ac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text-outline="fals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9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#ffffff" fo:font-weight="bold" officeooo:rsid="002ac304" style:font-weight-asian="bold" style:font-weight-complex="bold"/>
    </style:style>
    <style:style style:name="T11" style:family="text">
      <style:text-properties officeooo:rsid="002dff3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8">(Национальный Исследовательский Университет)</text:p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2"/>
      <text:p text:style-name="P2"/>
      <text:p text:style-name="P1"><text:span text:style-name="T1">Лабораторная работа №</text:span><text:span text:style-name="T2">3</text:span><text:span text:style-name="T1"> по курсу</text:span></text:p>
      <text:p text:style-name="P4">«Операционные системы»</text:p>
      <text:p text:style-name="P4"/>
      <text:p text:style-name="P1"/>
      <text:p text:style-name="P3"/>
      <text:p text:style-name="P2"/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21"><text:span text:style-name="T5">Студент: <text:s/></text:span><text:span text:style-name="T8">Дубровин Дмитрий</text:span></text:p>
      <text:p text:style-name="P18">Группа: М80-207Б-21</text:p>
      <text:p text:style-name="P20"><text:span text:style-name="T5">Вариант: </text:span><text:span text:style-name="T6">1</text:span><text:span text:style-name="T7">8</text:span></text:p>
      <text:p text:style-name="P16">Преподаватель: Миронов Евгений Сергеевич</text:p>
      <text:p text:style-name="P16">Оценка: ___________</text:p>
      <text:p text:style-name="P16">Дата: ___________</text:p>
      <text:p text:style-name="P16">Подпись: ___________</text:p>
      <text:p text:style-name="P19"/>
      <text:p text:style-name="P19"/>
      <text:p text:style-name="P19">Москва, 2022</text:p>
      <text:p text:style-name="P6"><text:soft-page-break/>Содержание</text:p>
      <text:list xml:id="list702668905" text:style-name="WWNum21">
        <text:list-item text:start-value="1">
          <text:p text:style-name="P23">Репозиторий</text:p>
        </text:list-item>
        <text:list-item text:style-override="WWNum14a">
          <text:p text:style-name="P24">Постановка задачи</text:p>
        </text:list-item>
        <text:list-item text:style-override="WWNum14a">
          <text:p text:style-name="P24">Общие сведения о программе</text:p>
        </text:list-item>
        <text:list-item text:style-override="WWNum14a">
          <text:p text:style-name="P24">Общий метод и алгоритм решения</text:p>
        </text:list-item>
        <text:list-item text:style-override="WWNum14a">
          <text:p text:style-name="P24">Исходный код</text:p>
        </text:list-item>
        <text:list-item text:style-override="WWNum14a">
          <text:p text:style-name="P24">Демонстрация работы программы</text:p>
        </text:list-item>
        <text:list-item text:style-override="WWNum14a">
          <text:p text:style-name="P24">Выводы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Репозиторий</text:p>
      <text:p text:style-name="P9">https://github.com/1droozd1/os_labs/tree/main/lab_3</text:p>
      <text:p text:style-name="P6">Постановка задачи</text:p>
      <text:h text:style-name="P36" text:outline-level="2">Цель работы</text:h>
      <text:h text:style-name="P30" text:outline-level="2">Приобретение практических навыков в: </text:h>
      <text:list xml:id="list949243546" text:style-name="L1">
        <text:list-item>
          <text:h text:style-name="P31" text:outline-level="2">Управление потоками в ОС</text:h>
        </text:list-item>
        <text:list-item>
          <text:h text:style-name="P31" text:outline-level="2">Обеспечение синхронизации между потоками</text:h>
        </text:list-item>
      </text:list>
      <text:h text:style-name="P26" text:outline-level="2">Задание</text:h>
      <text:h text:style-name="P32" text:outline-level="2">Составить программу на языке Си, обрабатывающую данные в многопоточном режиме. При </text:h>
      <text:p text:style-name="P10">обработки использовать стандартные средства создания потоков операционной системы </text:p>
      <text:p text:style-name="P10">(Windows/Unix). Ограничение потоков должно быть задано ключом запуска вашей программы.</text:p>
      <text:p text:style-name="P10">Так же необходимо уметь продемонстрировать количество потоков, используемое вашей </text:p>
      <text:p text:style-name="P10">программой с помощью стандартных средств операционной системы.</text:p>
      <text:p text:style-name="P10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10"/>
      <text:p text:style-name="P10"><text:span text:style-name="T9">Задание по варианту </text:span><text:span text:style-name="T10">(вариант 18)</text:span><text:span text:style-name="T9">:</text:span> Найти образец в строке наивным алгоритмом</text:p>
      <text:p text:style-name="P10"/>
      <text:p text:style-name="P5">Общие сведения о программе</text:p>
      <text:p text:style-name="P22"><text:span text:style-name="T3">П</text:span><text:span text:style-name="T4">рограмма представляет из себя один файл main.c</text:span></text:p>
      <text:p text:style-name="P5">Общий метод и алгоритм решения</text:p>
      <text:p text:style-name="P14">Наивный алгоритм на то и наивный, что очень простой для использования и реализации. ПО факту это простой перебор определенного pattern в строке. Для ускорения данного действа я, выполняя поставленное задание, использую многопоточность. Я решил разбить исходную строку на множество подстрок, далее же получившиеся подстроки отправляются на обработку потоками. Для решения проблем доступа потоков к данным, я использовал структуру и выделение памяти с помощью malloc.</text:p>
      <text:p text:style-name="P5">Исходный код</text:p>
      <text:p text:style-name="P11">Main.c</text:p>
      <text:p text:style-name="P33">#include "stdio.h"</text:p>
      <text:p text:style-name="P33"><text:soft-page-break/>#include "stdlib.h"</text:p>
      <text:p text:style-name="P33">#include "pthread.h"</text:p>
      <text:p text:style-name="P33">#include "string.h"</text:p>
      <text:p text:style-name="P33">#include "unistd.h"</text:p>
      <text:p text:style-name="P33">#include "time.h"</text:p>
      <text:p text:style-name="P33"/>
      <text:p text:style-name="P33">//valgrind --tool=memcheck ./a.out</text:p>
      <text:p text:style-name="P33">//strace -f -e 'clone' ./a.out</text:p>
      <text:p text:style-name="P33"/>
      <text:p text:style-name="P33">typedef struct thread_data {</text:p>
      <text:p text:style-name="P33"/>
      <text:p text:style-name="P33"><text:s text:c="4"/>long int size;</text:p>
      <text:p text:style-name="P33"><text:s text:c="4"/>long int kol_sym;</text:p>
      <text:p text:style-name="P33"><text:s text:c="4"/>char *pat;</text:p>
      <text:p text:style-name="P33"><text:s text:c="4"/>char *txt;</text:p>
      <text:p text:style-name="P33"/>
      <text:p text:style-name="P33">} thread_data;</text:p>
      <text:p text:style-name="P33"/>
      <text:p text:style-name="P33"/>
      <text:p text:style-name="P33">void *threads_searching(void* args)</text:p>
      <text:p text:style-name="P33">{</text:p>
      <text:p text:style-name="P33"><text:s text:c="4"/>thread_data *tdata = (thread_data *)args;</text:p>
      <text:p text:style-name="P33"/>
      <text:p text:style-name="P33"><text:s text:c="4"/>char *pattern = tdata -&gt; pat;</text:p>
      <text:p text:style-name="P33"><text:s text:c="4"/>long int count = tdata -&gt; size;</text:p>
      <text:p text:style-name="P33"><text:s text:c="4"/>long int size = tdata -&gt; kol_sym;</text:p>
      <text:p text:style-name="P33"><text:s text:c="4"/>char *text = tdata -&gt; txt;</text:p>
      <text:p text:style-name="P33"/>
      <text:p text:style-name="P33"><text:s text:c="4"/>char *string_from_text;</text:p>
      <text:p text:style-name="P33"><text:s text:c="4"/>string_from_text = (char *) malloc((size + 1) * sizeof(char));</text:p>
      <text:p text:style-name="P33"><text:s text:c="4"/>strncpy(string_from_text, (char *) &amp;text[count], size);</text:p>
      <text:p text:style-name="P33"><text:s text:c="4"/>string_from_text[size] = '\0';</text:p>
      <text:p text:style-name="P33"/>
      <text:p text:style-name="P33"/>
      <text:p text:style-name="P33"><text:s text:c="4"/>int len_of_pattern = strlen(pattern);</text:p>
      <text:p text:style-name="P33"><text:soft-page-break/><text:s/></text:p>
      <text:p text:style-name="P33"><text:s text:c="4"/>for (int i = 0; i &lt; size - len_of_pattern; i++) {</text:p>
      <text:p text:style-name="P33"><text:s text:c="8"/>for (int j = 0; j &lt; len_of_pattern; j++) {</text:p>
      <text:p text:style-name="P33"><text:s text:c="12"/>if (string_from_text[i + j] != pattern[j]) {</text:p>
      <text:p text:style-name="P33"><text:s text:c="16"/>break;</text:p>
      <text:p text:style-name="P33"><text:s text:c="12"/>}</text:p>
      <text:p text:style-name="P33"><text:s text:c="12"/>if (j == len_of_pattern - 1) {</text:p>
      <text:p text:style-name="P33"><text:s text:c="16"/>printf("Pattern found at index: %ld\n", count + 1);</text:p>
      <text:p text:style-name="P33"><text:s text:c="12"/>}</text:p>
      <text:p text:style-name="P33"><text:s text:c="8"/>}</text:p>
      <text:p text:style-name="P33"><text:s text:c="4"/>}</text:p>
      <text:p text:style-name="P33"><text:s text:c="4"/></text:p>
      <text:p text:style-name="P33"><text:s text:c="4"/>free(tdata);</text:p>
      <text:p text:style-name="P33"><text:s text:c="4"/>free(string_from_text);</text:p>
      <text:p text:style-name="P33"><text:s text:c="4"/>return NULL;</text:p>
      <text:p text:style-name="P33">}</text:p>
      <text:p text:style-name="P33"/>
      <text:p text:style-name="P33"/>
      <text:p text:style-name="P33">int main(int argc, char *argv[]) </text:p>
      <text:p text:style-name="P33">{</text:p>
      <text:p text:style-name="P33"><text:s text:c="4"/>pthread_t *th;</text:p>
      <text:p text:style-name="P33"><text:s text:c="4"/>int threads_amount = atoi(argv[0]);</text:p>
      <text:p text:style-name="P33"/>
      <text:p text:style-name="P33"><text:s text:c="4"/>if (threads_amount &lt; 2) {</text:p>
      <text:p text:style-name="P33"><text:s text:c="8"/>printf("Write amount of threads: ");</text:p>
      <text:p text:style-name="P33"><text:s text:c="8"/>scanf("%d", &amp;threads_amount);</text:p>
      <text:p text:style-name="P33"><text:s text:c="4"/>}</text:p>
      <text:p text:style-name="P33"><text:s text:c="4"/>printf("Amount of threads = %d\n", threads_amount);</text:p>
      <text:p text:style-name="P33"/>
      <text:p text:style-name="P33"><text:s text:c="4"/>int len_txt;</text:p>
      <text:p text:style-name="P33"><text:s text:c="4"/>printf("Write amount of symbols in text: ");</text:p>
      <text:p text:style-name="P33"><text:s text:c="4"/>scanf("%d", &amp;len_txt);</text:p>
      <text:p text:style-name="P33"/>
      <text:p text:style-name="P33"><text:s text:c="4"/>char *text;</text:p>
      <text:p text:style-name="P33"><text:s text:c="4"/>text = (char*) malloc(len_txt * sizeof(char));</text:p>
      <text:p text:style-name="P33"><text:soft-page-break/></text:p>
      <text:p text:style-name="P33"><text:s text:c="4"/>for (int i = 0; i &lt; len_txt; i++) {</text:p>
      <text:p text:style-name="P33"><text:s text:c="8"/>char randomletter = "ABC"[random () % 3];</text:p>
      <text:p text:style-name="P33"><text:s text:c="8"/>text[i] = randomletter;</text:p>
      <text:p text:style-name="P33"><text:s text:c="4"/>}</text:p>
      <text:p text:style-name="P33"/>
      <text:p text:style-name="P33"><text:s text:c="4"/>char pat[20];</text:p>
      <text:p text:style-name="P33"><text:s text:c="4"/>printf("Write pattern: ");</text:p>
      <text:p text:style-name="P33"><text:s text:c="4"/>scanf("%s", pat);</text:p>
      <text:p text:style-name="P33"/>
      <text:p text:style-name="P33"><text:s text:c="4"/>int lenght_pat = strlen(pat);</text:p>
      <text:p text:style-name="P33"/>
      <text:p text:style-name="P33"><text:s text:c="4"/>while (lenght_pat &gt; len_txt) {</text:p>
      <text:p text:style-name="P33"><text:s text:c="8"/>printf("Wrong pattern, write pattern less than a string: \n");</text:p>
      <text:p text:style-name="P33"><text:s text:c="8"/>scanf("%s", pat);</text:p>
      <text:p text:style-name="P33"><text:s text:c="8"/>printf("Pattern = %s\n", pat);</text:p>
      <text:p text:style-name="P33"><text:s text:c="4"/>}</text:p>
      <text:p text:style-name="P33"/>
      <text:p text:style-name="P33"><text:s text:c="4"/>clock_t t1, t2;</text:p>
      <text:p text:style-name="P33"><text:s/></text:p>
      <text:p text:style-name="P33"><text:s text:c="4"/>t1 = clock();</text:p>
      <text:p text:style-name="P33"/>
      <text:p text:style-name="P33"><text:s text:c="4"/>int max_threads_amount = len_txt / lenght_pat;</text:p>
      <text:p text:style-name="P33"/>
      <text:p text:style-name="P33"><text:s text:c="4"/>if (threads_amount &gt; max_threads_amount) {</text:p>
      <text:p text:style-name="P33"><text:s text:c="8"/>threads_amount = max_threads_amount;</text:p>
      <text:p text:style-name="P33"><text:s text:c="8"/>printf("Too many threads, max amount of threads is %d\n", threads_amount);</text:p>
      <text:p text:style-name="P33"><text:s text:c="4"/>}</text:p>
      <text:p text:style-name="P33"/>
      <text:p text:style-name="P33"><text:s text:c="4"/>th = (pthread_t *) malloc(threads_amount * sizeof(pthread_t));</text:p>
      <text:p text:style-name="P33"><text:s text:c="4"/></text:p>
      <text:p text:style-name="P33"><text:s text:c="4"/>if (th == NULL) {</text:p>
      <text:p text:style-name="P33"><text:s text:c="8"/>printf("Error with threads\n");</text:p>
      <text:p text:style-name="P33"><text:s text:c="4"/>}</text:p>
      <text:p text:style-name="P33"/>
      <text:p text:style-name="P33"><text:soft-page-break/><text:s text:c="4"/>int kolSym_in_str = (len_txt / threads_amount);</text:p>
      <text:p text:style-name="P33"><text:s text:c="4"/>char *strok;</text:p>
      <text:p text:style-name="P33"/>
      <text:p text:style-name="P33"><text:s text:c="4"/>int flag1 = 0;</text:p>
      <text:p text:style-name="P33"/>
      <text:p text:style-name="P33"><text:s text:c="4"/>if (len_txt % threads_amount != 0) {</text:p>
      <text:p text:style-name="P33"><text:s text:c="8"/>flag1 = 1;</text:p>
      <text:p text:style-name="P33"><text:s text:c="4"/>}</text:p>
      <text:p text:style-name="P33"/>
      <text:p text:style-name="P33"><text:s text:c="4"/>int j = 0;</text:p>
      <text:p text:style-name="P33"/>
      <text:p text:style-name="P33"><text:s text:c="4"/>for (int i = 0; i &lt; threads_amount; i++) {</text:p>
      <text:p text:style-name="P33"/>
      <text:p text:style-name="P33"><text:s text:c="8"/>thread_data *tdata = malloc(sizeof(thread_data));</text:p>
      <text:p text:style-name="P33"><text:s text:c="8"/></text:p>
      <text:p text:style-name="P33"><text:s text:c="8"/>if (flag1 == 1) { // the number of text characters is not </text:p>
      <text:p text:style-name="P33"><text:s text:c="26"/>//divisible by the number of threads</text:p>
      <text:p text:style-name="P33"/>
      <text:p text:style-name="P33"><text:s text:c="12"/>if (i == (threads_amount - 1)) {</text:p>
      <text:p text:style-name="P33"/>
      <text:p text:style-name="P33"><text:s text:c="16"/>tdata -&gt; kol_sym = kolSym_in_str + (len_txt % threads_amount) + 1;</text:p>
      <text:p text:style-name="P33"><text:s text:c="16"/></text:p>
      <text:p text:style-name="P33"><text:s text:c="12"/>} else {</text:p>
      <text:p text:style-name="P33"/>
      <text:p text:style-name="P33"><text:s text:c="16"/>tdata -&gt; kol_sym = kolSym_in_str + lenght_pat;</text:p>
      <text:p text:style-name="P33"/>
      <text:p text:style-name="P33"><text:s text:c="12"/>}</text:p>
      <text:p text:style-name="P33"/>
      <text:p text:style-name="P33"><text:s text:c="8"/>} else { //the number of characters divided by the number of threads (without modulo)</text:p>
      <text:p text:style-name="P33"/>
      <text:p text:style-name="P33"><text:s text:c="12"/>if (i != (threads_amount - 1)) {</text:p>
      <text:p text:style-name="P33"/>
      <text:p text:style-name="P33"><text:s text:c="16"/>tdata -&gt; kol_sym = kolSym_in_str + lenght_pat - 1;</text:p>
      <text:p text:style-name="P33"/>
      <text:p text:style-name="P33"><text:s text:c="12"/>} else {</text:p>
      <text:p text:style-name="P33"><text:soft-page-break/><text:s text:c="16"/>tdata -&gt; kol_sym = kolSym_in_str;</text:p>
      <text:p text:style-name="P33"><text:s text:c="12"/>}</text:p>
      <text:p text:style-name="P33"><text:s text:c="8"/>}</text:p>
      <text:p text:style-name="P33"/>
      <text:p text:style-name="P33"><text:s text:c="8"/>tdata -&gt; pat = (char *)pat;</text:p>
      <text:p text:style-name="P33"><text:s text:c="8"/>tdata -&gt; txt = (char *)text;</text:p>
      <text:p text:style-name="P33"><text:s text:c="8"/>tdata -&gt; size = j;</text:p>
      <text:p text:style-name="P33"/>
      <text:p text:style-name="P33"><text:s text:c="8"/>j += kolSym_in_str;</text:p>
      <text:p text:style-name="P33"/>
      <text:p text:style-name="P33"><text:s text:c="8"/>if ((pthread_create(&amp;th[i], NULL, threads_searching, (void *)tdata)) != 0) {</text:p>
      <text:p text:style-name="P33"><text:s text:c="12"/>perror("Failed to create thread");</text:p>
      <text:p text:style-name="P33"><text:s text:c="8"/>}</text:p>
      <text:p text:style-name="P33"><text:s text:c="4"/>}</text:p>
      <text:p text:style-name="P33"/>
      <text:p text:style-name="P33"><text:s text:c="4"/>for (int i = 0; i &lt; threads_amount; i++) {</text:p>
      <text:p text:style-name="P33"><text:s text:c="8"/>if ((pthread_join(th[i], NULL)) != 0) {</text:p>
      <text:p text:style-name="P33"><text:s text:c="12"/>perror("Failed to join thread");</text:p>
      <text:p text:style-name="P33"><text:s text:c="8"/>}</text:p>
      <text:p text:style-name="P33"><text:s text:c="4"/>}</text:p>
      <text:p text:style-name="P33"/>
      <text:p text:style-name="P33"><text:s text:c="4"/>free(text);</text:p>
      <text:p text:style-name="P33"><text:s text:c="4"/>free(th);</text:p>
      <text:p text:style-name="P33"/>
      <text:p text:style-name="P33"><text:s text:c="4"/>t2 = clock();</text:p>
      <text:p text:style-name="P33"/>
      <text:p text:style-name="P33"><text:s text:c="4"/>printf("Сompilation time: %f\n", (t2 - t1) / (double)CLOCKS_PER_SEC);</text:p>
      <text:p text:style-name="P33"><text:s text:c="4"/></text:p>
      <text:p text:style-name="P33"><text:s text:c="4"/>return 0;</text:p>
      <text:p text:style-name="P33">}</text:p>
      <text:p text:style-name="P6">Демонстрация работы программы</text:p>
      <text:p text:style-name="P12"/>
      <text:p text:style-name="P35">Write amount of threads: 16</text:p>
      <text:p text:style-name="P35">Amount of threads = 16</text:p>
      <text:p text:style-name="P35">Write amount of symbols in text: </text:p>
      <text:p text:style-name="P35"><text:soft-page-break/>1000000</text:p>
      <text:p text:style-name="P35">Write pattern: ABCBABBAB</text:p>
      <text:p text:style-name="P35">Pattern found at index: 1</text:p>
      <text:p text:style-name="P35">Pattern found at index: 187501</text:p>
      <text:p text:style-name="P35">Pattern found at index: 312501</text:p>
      <text:p text:style-name="P35">Pattern found at index: 62501</text:p>
      <text:p text:style-name="P35">Pattern found at index: 250001</text:p>
      <text:p text:style-name="P35">Pattern found at index: 62501</text:p>
      <text:p text:style-name="P35">Pattern found at index: 312501</text:p>
      <text:p text:style-name="P35">Pattern found at index: 500001</text:p>
      <text:p text:style-name="P35">…</text:p>
      <text:p text:style-name="P35">Pattern found at index: 437501</text:p>
      <text:p text:style-name="P35">Pattern found at index: 250001</text:p>
      <text:p text:style-name="P35">Pattern found at index: 62501</text:p>
      <text:p text:style-name="P35">Pattern found at index: 812501</text:p>
      <text:p text:style-name="P35">Pattern found at index: 312501</text:p>
      <text:p text:style-name="P35">Pattern found at index: 625001</text:p>
      <text:p text:style-name="P35">Pattern found at index: 500001</text:p>
      <text:p text:style-name="P35">Pattern found at index: 937501</text:p>
      <text:p text:style-name="P35">Pattern found at index: 562501</text:p>
      <text:p text:style-name="P35">Pattern found at index: 812501</text:p>
      <text:p text:style-name="P35">Pattern found at index: 500001</text:p>
      <text:p text:style-name="P35">Pattern found at index: 437501</text:p>
      <text:p text:style-name="P35">Pattern found at index: 625001</text:p>
      <text:p text:style-name="P35">Pattern found at index: 750001</text:p>
      <text:p text:style-name="P35">Pattern found at index: 937501</text:p>
      <text:p text:style-name="P35">Pattern found at index: 750001</text:p>
      <text:p text:style-name="P35">Pattern found at index: 562501</text:p>
      <text:p text:style-name="P35">Pattern found at index: 937501</text:p>
      <text:p text:style-name="P35">Pattern found at index: 562501</text:p>
      <text:p text:style-name="P35">Pattern found at index: 875001</text:p>
      <text:p text:style-name="P35">Pattern found at index: 875001</text:p>
      <text:p text:style-name="P35">Pattern found at index: 875001</text:p>
      <text:p text:style-name="P35">Pattern found at index: 875001</text:p>
      <text:p text:style-name="P35">Pattern found at index: 875001</text:p>
      <text:p text:style-name="P35">Сompilation time: 0.010309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ext:soft-page-break/>
        <table:table-row>
          <table:table-cell table:style-name="Таблица1.A1" office:value-type="string">
            <text:p text:style-name="P38">Amount of symbols in text -&gt;</text:p>
          </table:table-cell>
          <table:table-cell table:style-name="Таблица1.A1" office:value-type="string">
            <text:p text:style-name="P38">1 million</text:p>
          </table:table-cell>
          <table:table-cell table:style-name="Таблица1.A1" office:value-type="string">
            <text:p text:style-name="P38">10 million</text:p>
          </table:table-cell>
          <table:table-cell table:style-name="Таблица1.A1" office:value-type="string">
            <text:p text:style-name="P37"><text:s/><text:span text:style-name="T11">50 million</text:span></text:p>
          </table:table-cell>
          <table:table-cell table:style-name="Таблица1.E1" office:value-type="string">
            <text:p text:style-name="P38">100 million</text:p>
          </table:table-cell>
        </table:table-row>
        <table:table-row>
          <table:table-cell table:style-name="Таблица1.A2" office:value-type="string">
            <text:p text:style-name="P38">1 thread</text:p>
          </table:table-cell>
          <table:table-cell table:style-name="Таблица1.A2" office:value-type="string">
            <text:p text:style-name="P37">0m0,013s</text:p>
          </table:table-cell>
          <table:table-cell table:style-name="Таблица1.A2" office:value-type="string">
            <text:p text:style-name="P37">0m0,113s</text:p>
          </table:table-cell>
          <table:table-cell table:style-name="Таблица1.A2" office:value-type="string">
            <text:p text:style-name="P37">0m0,559s</text:p>
          </table:table-cell>
          <table:table-cell table:style-name="Таблица1.E2" office:value-type="string">
            <text:p text:style-name="P37">0m1,142s</text:p>
          </table:table-cell>
        </table:table-row>
        <table:table-row>
          <table:table-cell table:style-name="Таблица1.A2" office:value-type="string">
            <text:p text:style-name="P38">16 threads</text:p>
          </table:table-cell>
          <table:table-cell table:style-name="Таблица1.A2" office:value-type="string">
            <text:p text:style-name="P37">0m0,008s</text:p>
          </table:table-cell>
          <table:table-cell table:style-name="Таблица1.A2" office:value-type="string">
            <text:p text:style-name="P37">0m0,062s</text:p>
          </table:table-cell>
          <table:table-cell table:style-name="Таблица1.A2" office:value-type="string">
            <text:p text:style-name="P37">0m0,298s</text:p>
          </table:table-cell>
          <table:table-cell table:style-name="Таблица1.E2" office:value-type="string">
            <text:p text:style-name="P37">0m0,594s</text:p>
          </table:table-cell>
        </table:table-row>
        <table:table-row>
          <table:table-cell table:style-name="Таблица1.A2" office:value-type="string">
            <text:p text:style-name="P38">32 threads</text:p>
          </table:table-cell>
          <table:table-cell table:style-name="Таблица1.A2" office:value-type="string">
            <text:p text:style-name="P37">0m0,008s</text:p>
          </table:table-cell>
          <table:table-cell table:style-name="Таблица1.A2" office:value-type="string">
            <text:p text:style-name="P37">0m0,064s</text:p>
          </table:table-cell>
          <table:table-cell table:style-name="Таблица1.A2" office:value-type="string">
            <text:p text:style-name="P37">0m0,296s</text:p>
          </table:table-cell>
          <table:table-cell table:style-name="Таблица1.E2" office:value-type="string">
            <text:p text:style-name="P37">0m0,622s</text:p>
          </table:table-cell>
        </table:table-row>
      </table:table>
      <text:p text:style-name="P13"/>
      <text:p text:style-name="P29"/>
      <text:p text:style-name="P29">Выводы</text:p>
      <text:p text:style-name="P15">При выполнении данной лабораторной работы я приобрел практические навыки работы с потоками в C. К тому же, я научился использовать различные способы для решения проблем возникающих при использовании многопоточного программирова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0-22T14:32:49.087193018</dc:date>
    <meta:editing-duration>PT1H27M40S</meta:editing-duration>
    <meta:editing-cycles>34</meta:editing-cycles>
    <meta:generator>LibreOffice/7.3.6.2$Linux_X86_64 LibreOffice_project/30$Build-2</meta:generator>
    <meta:document-statistic meta:table-count="1" meta:image-count="0" meta:object-count="0" meta:page-count="10" meta:paragraph-count="232" meta:word-count="1000" meta:character-count="7354" meta:non-whitespace-character-count="5836"/>
  </office:meta>
</office:document-meta>
</file>